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dvestoe">
            <text:p>Nordvestoe</text:p>
          </table:table-cell>
          <table:table-cell office:value-type="string" office:value="radiocarbon">
            <text:p>radiocarbon</text:p>
          </table:table-cell>
          <table:table-cell office:value-type="string" office:value="AAR-1399">
            <text:p>AAR-1399</text:p>
          </table:table-cell>
          <table:table-cell office:value-type="float" office:value="76.721">
            <text:p>76.721</text:p>
          </table:table-cell>
          <table:table-cell office:value-type="float" office:value="-73.092">
            <text:p>-73.092</text:p>
          </table:table-cell>
          <table:table-cell office:value-type="float" office:value="7840.0">
            <text:p>784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ellyEtal1999">
            <text:p>KellyEtal1999</text:p>
          </table:table-cell>
        </table:table-row>
        <table:table-row>
          <table:table-cell office:value-type="string" office:value="Nordvestoe">
            <text:p>Nordvestoe</text:p>
          </table:table-cell>
          <table:table-cell office:value-type="string" office:value="radiocarbon">
            <text:p>radiocarbon</text:p>
          </table:table-cell>
          <table:table-cell office:value-type="string" office:value="AAR-1400">
            <text:p>AAR-1400</text:p>
          </table:table-cell>
          <table:table-cell office:value-type="float" office:value="76.721">
            <text:p>76.721</text:p>
          </table:table-cell>
          <table:table-cell office:value-type="float" office:value="-73.092">
            <text:p>-73.092</text:p>
          </table:table-cell>
          <table:table-cell office:value-type="float" office:value="8820.0">
            <text:p>8820.0</text:p>
          </table:table-cell>
          <table:table-cell office:value-type="float" office:value="110.0">
            <text:p>11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KellyEtal1999">
            <text:p>KellyEtal1999</text:p>
          </table:table-cell>
        </table:table-row>
        <table:table-row>
          <table:table-cell office:value-type="string" office:value="Nordvestoe">
            <text:p>Nordvestoe</text:p>
          </table:table-cell>
          <table:table-cell office:value-type="string" office:value="radiocarbon">
            <text:p>radiocarbon</text:p>
          </table:table-cell>
          <table:table-cell office:value-type="string" office:value="AAR-135">
            <text:p>AAR-135</text:p>
          </table:table-cell>
          <table:table-cell office:value-type="float" office:value="76.721">
            <text:p>76.721</text:p>
          </table:table-cell>
          <table:table-cell office:value-type="float" office:value="-73.092">
            <text:p>-73.092</text:p>
          </table:table-cell>
          <table:table-cell office:value-type="float" office:value="8930.0">
            <text:p>8930.0</text:p>
          </table:table-cell>
          <table:table-cell office:value-type="float" office:value="160.0">
            <text:p>1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KellyEtal1999">
            <text:p>KellyEtal1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